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269.35mm" svg:height="208.78mm" svg:x="166.11mm" svg:y="1.06mm">
            <loext:p draw:notify-on-update-of-ranges="Output.B1:Output.B1 Output.B2:Output.B11 Output.C1:Output.C1 Output.C2:Output.C11 Output.D1:Output.D1 Output.D2:Output.D11 Output.E1:Output.E1 Output.E2:Output.E11 Output.F1:Output.F1 Output.F2:Output.F11 Output.G1:Output.G1 Output.G2:Output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text:s text:c="5"/></text:p>
          </table:table-cell>
          <table:table-cell office:value-type="string" calcext:value-type="string">
            <text:p>dt1</text:p>
          </table:table-cell>
          <table:table-cell office:value-type="string" calcext:value-type="string">
            <text:p>dt2</text:p>
          </table:table-cell>
          <table:table-cell office:value-type="string" calcext:value-type="string">
            <text:p>dt3 <text:s/></text:p>
          </table:table-cell>
          <table:table-cell office:value-type="string" calcext:value-type="string">
            <text:p>dt4 <text:s text:c="4"/></text:p>
          </table:table-cell>
          <table:table-cell office:value-type="string" calcext:value-type="string">
            <text:p>dt5 <text:s text:c="4"/></text:p>
          </table:table-cell>
          <table:table-cell office:value-type="string" calcext:value-type="string">
            <text:p>dt6 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58269" calcext:value-type="float">
            <text:p>0,000058269</text:p>
          </table:table-cell>
          <table:table-cell office:value-type="float" office:value="0.082739531" calcext:value-type="float">
            <text:p>0,082739531</text:p>
          </table:table-cell>
          <table:table-cell office:value-type="float" office:value="0.152220362" calcext:value-type="float">
            <text:p>0,152220362</text:p>
          </table:table-cell>
          <table:table-cell office:value-type="float" office:value="0.000043849" calcext:value-type="float">
            <text:p>0,000043849</text:p>
          </table:table-cell>
          <table:table-cell office:value-type="float" office:value="0.07767386" calcext:value-type="float">
            <text:p>0,07767386</text:p>
          </table:table-cell>
          <table:table-cell office:value-type="float" office:value="0.125935704" calcext:value-type="float">
            <text:p>0,1259357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48975" calcext:value-type="float">
            <text:p>0,000048975</text:p>
          </table:table-cell>
          <table:table-cell office:value-type="float" office:value="0.302848146" calcext:value-type="float">
            <text:p>0,302848146</text:p>
          </table:table-cell>
          <table:table-cell office:value-type="float" office:value="0.600428324" calcext:value-type="float">
            <text:p>0,600428324</text:p>
          </table:table-cell>
          <table:table-cell office:value-type="float" office:value="0.000117445" calcext:value-type="float">
            <text:p>0,000117445</text:p>
          </table:table-cell>
          <table:table-cell office:value-type="float" office:value="0.300329159" calcext:value-type="float">
            <text:p>0,300329159</text:p>
          </table:table-cell>
          <table:table-cell office:value-type="float" office:value="0.506267337" calcext:value-type="float">
            <text:p>0,50626733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94123" calcext:value-type="float">
            <text:p>0,000094123</text:p>
          </table:table-cell>
          <table:table-cell office:value-type="float" office:value="0.686424776" calcext:value-type="float">
            <text:p>0,686424776</text:p>
          </table:table-cell>
          <table:table-cell office:value-type="float" office:value="1.342401897" calcext:value-type="float">
            <text:p>1,342401897</text:p>
          </table:table-cell>
          <table:table-cell office:value-type="float" office:value="0.000143455" calcext:value-type="float">
            <text:p>0,000143455</text:p>
          </table:table-cell>
          <table:table-cell office:value-type="float" office:value="0.675313896" calcext:value-type="float">
            <text:p>0,675313896</text:p>
          </table:table-cell>
          <table:table-cell office:value-type="float" office:value="1.123601068" calcext:value-type="float">
            <text:p>1,1236010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113623" calcext:value-type="float">
            <text:p>0,000113623</text:p>
          </table:table-cell>
          <table:table-cell office:value-type="float" office:value="1.190908095" calcext:value-type="float">
            <text:p>1,190908095</text:p>
          </table:table-cell>
          <table:table-cell office:value-type="float" office:value="2.381446112" calcext:value-type="float">
            <text:p>2,381446112</text:p>
          </table:table-cell>
          <table:table-cell office:value-type="float" office:value="0.000168629" calcext:value-type="float">
            <text:p>0,000168629</text:p>
          </table:table-cell>
          <table:table-cell office:value-type="float" office:value="1.193908157" calcext:value-type="float">
            <text:p>1,193908157</text:p>
          </table:table-cell>
          <table:table-cell office:value-type="float" office:value="1.987930793" calcext:value-type="float">
            <text:p>1,9879307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128338" calcext:value-type="float">
            <text:p>0,000128338</text:p>
          </table:table-cell>
          <table:table-cell office:value-type="float" office:value="1.866728692" calcext:value-type="float">
            <text:p>1,866728692</text:p>
          </table:table-cell>
          <table:table-cell office:value-type="float" office:value="3.734467272" calcext:value-type="float">
            <text:p>3,734467272</text:p>
          </table:table-cell>
          <table:table-cell office:value-type="float" office:value="0.000195773" calcext:value-type="float">
            <text:p>0,000195773</text:p>
          </table:table-cell>
          <table:table-cell office:value-type="float" office:value="1.877895563" calcext:value-type="float">
            <text:p>1,877895563</text:p>
          </table:table-cell>
          <table:table-cell office:value-type="float" office:value="3.117021317" calcext:value-type="float">
            <text:p>3,11702131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159919" calcext:value-type="float">
            <text:p>0,000159919</text:p>
          </table:table-cell>
          <table:table-cell office:value-type="float" office:value="2.678194932" calcext:value-type="float">
            <text:p>2,678194932</text:p>
          </table:table-cell>
          <table:table-cell office:value-type="float" office:value="5.394234038" calcext:value-type="float">
            <text:p>5,394234038</text:p>
          </table:table-cell>
          <table:table-cell office:value-type="float" office:value="0.000233653" calcext:value-type="float">
            <text:p>0,000233653</text:p>
          </table:table-cell>
          <table:table-cell office:value-type="float" office:value="2.702975057" calcext:value-type="float">
            <text:p>2,702975057</text:p>
          </table:table-cell>
          <table:table-cell office:value-type="float" office:value="4.474775231" calcext:value-type="float">
            <text:p>4,47477523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172521" calcext:value-type="float">
            <text:p>0,000172521</text:p>
          </table:table-cell>
          <table:table-cell office:value-type="float" office:value="3.649762415" calcext:value-type="float">
            <text:p>3,649762415</text:p>
          </table:table-cell>
          <table:table-cell office:value-type="float" office:value="7.340330731" calcext:value-type="float">
            <text:p>7,340330731</text:p>
          </table:table-cell>
          <table:table-cell office:value-type="float" office:value="0.000276145" calcext:value-type="float">
            <text:p>0,000276145</text:p>
          </table:table-cell>
          <table:table-cell office:value-type="float" office:value="3.656423995" calcext:value-type="float">
            <text:p>3,656423995</text:p>
          </table:table-cell>
          <table:table-cell office:value-type="float" office:value="6.112677832" calcext:value-type="float">
            <text:p>6,11267783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15281" calcext:value-type="float">
            <text:p>0,00015281</text:p>
          </table:table-cell>
          <table:table-cell office:value-type="float" office:value="4.750362086" calcext:value-type="float">
            <text:p>4,750362086</text:p>
          </table:table-cell>
          <table:table-cell office:value-type="float" office:value="9.572066821" calcext:value-type="float">
            <text:p>9,572066821</text:p>
          </table:table-cell>
          <table:table-cell office:value-type="float" office:value="0.00022636" calcext:value-type="float">
            <text:p>0,00022636</text:p>
          </table:table-cell>
          <table:table-cell office:value-type="float" office:value="4.760866083" calcext:value-type="float">
            <text:p>4,760866083</text:p>
          </table:table-cell>
          <table:table-cell office:value-type="float" office:value="7.982126963" calcext:value-type="float">
            <text:p>7,98212696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213816" calcext:value-type="float">
            <text:p>0,000213816</text:p>
          </table:table-cell>
          <table:table-cell office:value-type="float" office:value="6.033660758" calcext:value-type="float">
            <text:p>6,033660758</text:p>
          </table:table-cell>
          <table:table-cell office:value-type="float" office:value="12.049520391" calcext:value-type="float">
            <text:p>12,049520391</text:p>
          </table:table-cell>
          <table:table-cell office:value-type="float" office:value="0.000271423" calcext:value-type="float">
            <text:p>0,000271423</text:p>
          </table:table-cell>
          <table:table-cell office:value-type="float" office:value="6.050289279" calcext:value-type="float">
            <text:p>6,050289279</text:p>
          </table:table-cell>
          <table:table-cell office:value-type="float" office:value="10.113846917" calcext:value-type="float">
            <text:p>10,11384691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229879" calcext:value-type="float">
            <text:p>0,000229879</text:p>
          </table:table-cell>
          <table:table-cell office:value-type="float" office:value="7.458005001" calcext:value-type="float">
            <text:p>7,458005001</text:p>
          </table:table-cell>
          <table:table-cell office:value-type="float" office:value="0" calcext:value-type="float">
            <text:p>0</text:p>
          </table:table-cell>
          <table:table-cell office:value-type="float" office:value="0.000329676" calcext:value-type="float">
            <text:p>0,000329676</text:p>
          </table:table-cell>
          <table:table-cell office:value-type="float" office:value="7.451381564" calcext:value-type="float">
            <text:p>7,451381564</text:p>
          </table:table-cell>
          <table:table-cell office:value-type="float" office:value="12.457977676" calcext:value-type="float">
            <text:p>12,457977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-00-0000</text:date>, <text:time style:data-style-name="N2" text:time-value="12:51:16.704859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2:51:49.863532535</dc:date>
    <meta:editing-duration>PT10M45S</meta:editing-duration>
    <meta:editing-cycles>2</meta:editing-cycles>
    <meta:generator>LibreOffice/5.1.6.2$Linux_X86_64 LibreOffice_project/10m0$Build-2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36cm" svg:height="20.879cm" xlink:href=".." xlink:type="simple" chart:class="chart:line" chart:style-name="ch1">
        <chart:legend chart:legend-position="end" svg:x="24.587cm" svg:y="8.895cm" style:legend-expansion="high" chart:style-name="ch2"/>
        <chart:plot-area chart:style-name="ch3" table:cell-range-address="Output.B1:Output.G11" chart:data-source-has-labels="row" svg:x="0.538cm" svg:y="0.417cm" svg:width="23.511cm" svg:height="20.045cm">
          <chartooo:coordinate-region svg:x="0.974cm" svg:y="0.616cm" svg:width="22.703cm" svg:height="19.1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B2:Output.B11" chart:label-cell-address="Output.B1:Output.B1" chart:class="chart:line">
            <chart:data-point chart:repeated="10"/>
          </chart:series>
          <chart:series chart:style-name="ch7" chart:values-cell-range-address="Output.C2:Output.C11" chart:label-cell-address="Output.C1:Output.C1" chart:class="chart:line">
            <chart:data-point chart:repeated="10"/>
          </chart:series>
          <chart:series chart:style-name="ch8" chart:values-cell-range-address="Output.D2:Output.D11" chart:label-cell-address="Output.D1:Output.D1" chart:class="chart:line">
            <chart:data-point chart:repeated="10"/>
          </chart:series>
          <chart:series chart:style-name="ch9" chart:values-cell-range-address="Output.E2:Output.E11" chart:label-cell-address="Output.E1:Output.E1" chart:class="chart:line">
            <chart:data-point chart:repeated="10"/>
          </chart:series>
          <chart:series chart:style-name="ch10" chart:values-cell-range-address="Output.F2:Output.F11" chart:label-cell-address="Output.F1:Output.F1" chart:class="chart:line">
            <chart:data-point chart:repeated="10"/>
          </chart:series>
          <chart:series chart:style-name="ch11" chart:values-cell-range-address="Output.G2:Output.G11" chart:label-cell-address="Output.G1:Output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t1</text:p>
                <draw:g>
                  <svg:desc>Output.B1:Output.B1</svg:desc>
                </draw:g>
              </table:table-cell>
              <table:table-cell office:value-type="string">
                <text:p>dt2</text:p>
                <draw:g>
                  <svg:desc>Output.C1:Output.C1</svg:desc>
                </draw:g>
              </table:table-cell>
              <table:table-cell office:value-type="string">
                <text:p>dt3  </text:p>
                <draw:g>
                  <svg:desc>Output.D1:Output.D1</svg:desc>
                </draw:g>
              </table:table-cell>
              <table:table-cell office:value-type="string">
                <text:p>dt4     </text:p>
                <draw:g>
                  <svg:desc>Output.E1:Output.E1</svg:desc>
                </draw:g>
              </table:table-cell>
              <table:table-cell office:value-type="string">
                <text:p>dt5     </text:p>
                <draw:g>
                  <svg:desc>Output.F1:Output.F1</svg:desc>
                </draw:g>
              </table:table-cell>
              <table:table-cell office:value-type="string">
                <text:p>dt6 </text:p>
                <draw:g>
                  <svg:desc>Output.G1:Outpu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8269">
                <text:p>0.000058269</text:p>
                <draw:g>
                  <svg:desc>Output.B2:Output.B11</svg:desc>
                </draw:g>
              </table:table-cell>
              <table:table-cell office:value-type="float" office:value="0.082739531">
                <text:p>0.082739531</text:p>
                <draw:g>
                  <svg:desc>Output.C2:Output.C11</svg:desc>
                </draw:g>
              </table:table-cell>
              <table:table-cell office:value-type="float" office:value="0.152220362">
                <text:p>0.152220362</text:p>
                <draw:g>
                  <svg:desc>Output.D2:Output.D11</svg:desc>
                </draw:g>
              </table:table-cell>
              <table:table-cell office:value-type="float" office:value="0.000043849">
                <text:p>0.000043849</text:p>
                <draw:g>
                  <svg:desc>Output.E2:Output.E11</svg:desc>
                </draw:g>
              </table:table-cell>
              <table:table-cell office:value-type="float" office:value="0.07767386">
                <text:p>0.07767386</text:p>
                <draw:g>
                  <svg:desc>Output.F2:Output.F11</svg:desc>
                </draw:g>
              </table:table-cell>
              <table:table-cell office:value-type="float" office:value="0.125935704">
                <text:p>0.125935704</text:p>
                <draw:g>
                  <svg:desc>Output.G2:Output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48975">
                <text:p>0.000048975</text:p>
              </table:table-cell>
              <table:table-cell office:value-type="float" office:value="0.302848146">
                <text:p>0.302848146</text:p>
              </table:table-cell>
              <table:table-cell office:value-type="float" office:value="0.600428324">
                <text:p>0.600428324</text:p>
              </table:table-cell>
              <table:table-cell office:value-type="float" office:value="0.000117445">
                <text:p>0.000117445</text:p>
              </table:table-cell>
              <table:table-cell office:value-type="float" office:value="0.300329159">
                <text:p>0.300329159</text:p>
              </table:table-cell>
              <table:table-cell office:value-type="float" office:value="0.506267337">
                <text:p>0.506267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94123">
                <text:p>0.000094123</text:p>
              </table:table-cell>
              <table:table-cell office:value-type="float" office:value="0.686424776">
                <text:p>0.686424776</text:p>
              </table:table-cell>
              <table:table-cell office:value-type="float" office:value="1.342401897">
                <text:p>1.342401897</text:p>
              </table:table-cell>
              <table:table-cell office:value-type="float" office:value="0.000143455">
                <text:p>0.000143455</text:p>
              </table:table-cell>
              <table:table-cell office:value-type="float" office:value="0.675313896">
                <text:p>0.675313896</text:p>
              </table:table-cell>
              <table:table-cell office:value-type="float" office:value="1.123601068">
                <text:p>1.123601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13623">
                <text:p>0.000113623</text:p>
              </table:table-cell>
              <table:table-cell office:value-type="float" office:value="1.190908095">
                <text:p>1.190908095</text:p>
              </table:table-cell>
              <table:table-cell office:value-type="float" office:value="2.381446112">
                <text:p>2.381446112</text:p>
              </table:table-cell>
              <table:table-cell office:value-type="float" office:value="0.000168629">
                <text:p>0.000168629</text:p>
              </table:table-cell>
              <table:table-cell office:value-type="float" office:value="1.193908157">
                <text:p>1.193908157</text:p>
              </table:table-cell>
              <table:table-cell office:value-type="float" office:value="1.987930793">
                <text:p>1.987930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28338">
                <text:p>0.000128338</text:p>
              </table:table-cell>
              <table:table-cell office:value-type="float" office:value="1.866728692">
                <text:p>1.866728692</text:p>
              </table:table-cell>
              <table:table-cell office:value-type="float" office:value="3.734467272">
                <text:p>3.734467272</text:p>
              </table:table-cell>
              <table:table-cell office:value-type="float" office:value="0.000195773">
                <text:p>0.000195773</text:p>
              </table:table-cell>
              <table:table-cell office:value-type="float" office:value="1.877895563">
                <text:p>1.877895563</text:p>
              </table:table-cell>
              <table:table-cell office:value-type="float" office:value="3.117021317">
                <text:p>3.117021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59919">
                <text:p>0.000159919</text:p>
              </table:table-cell>
              <table:table-cell office:value-type="float" office:value="2.678194932">
                <text:p>2.678194932</text:p>
              </table:table-cell>
              <table:table-cell office:value-type="float" office:value="5.394234038">
                <text:p>5.394234038</text:p>
              </table:table-cell>
              <table:table-cell office:value-type="float" office:value="0.000233653">
                <text:p>0.000233653</text:p>
              </table:table-cell>
              <table:table-cell office:value-type="float" office:value="2.702975057">
                <text:p>2.702975057</text:p>
              </table:table-cell>
              <table:table-cell office:value-type="float" office:value="4.474775231">
                <text:p>4.474775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72521">
                <text:p>0.000172521</text:p>
              </table:table-cell>
              <table:table-cell office:value-type="float" office:value="3.649762415">
                <text:p>3.649762415</text:p>
              </table:table-cell>
              <table:table-cell office:value-type="float" office:value="7.340330731">
                <text:p>7.340330731</text:p>
              </table:table-cell>
              <table:table-cell office:value-type="float" office:value="0.000276145">
                <text:p>0.000276145</text:p>
              </table:table-cell>
              <table:table-cell office:value-type="float" office:value="3.656423995">
                <text:p>3.656423995</text:p>
              </table:table-cell>
              <table:table-cell office:value-type="float" office:value="6.112677832">
                <text:p>6.112677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5281">
                <text:p>0.00015281</text:p>
              </table:table-cell>
              <table:table-cell office:value-type="float" office:value="4.750362086">
                <text:p>4.750362086</text:p>
              </table:table-cell>
              <table:table-cell office:value-type="float" office:value="9.572066821">
                <text:p>9.572066821</text:p>
              </table:table-cell>
              <table:table-cell office:value-type="float" office:value="0.00022636">
                <text:p>0.00022636</text:p>
              </table:table-cell>
              <table:table-cell office:value-type="float" office:value="4.760866083">
                <text:p>4.760866083</text:p>
              </table:table-cell>
              <table:table-cell office:value-type="float" office:value="7.982126963">
                <text:p>7.982126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13816">
                <text:p>0.000213816</text:p>
              </table:table-cell>
              <table:table-cell office:value-type="float" office:value="6.033660758">
                <text:p>6.033660758</text:p>
              </table:table-cell>
              <table:table-cell office:value-type="float" office:value="12.049520391">
                <text:p>12.049520391</text:p>
              </table:table-cell>
              <table:table-cell office:value-type="float" office:value="0.000271423">
                <text:p>0.000271423</text:p>
              </table:table-cell>
              <table:table-cell office:value-type="float" office:value="6.050289279">
                <text:p>6.050289279</text:p>
              </table:table-cell>
              <table:table-cell office:value-type="float" office:value="10.113846917">
                <text:p>10.113846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29879">
                <text:p>0.000229879</text:p>
              </table:table-cell>
              <table:table-cell office:value-type="float" office:value="7.458005001">
                <text:p>7.458005001</text:p>
              </table:table-cell>
              <table:table-cell office:value-type="float" office:value="0">
                <text:p>0</text:p>
              </table:table-cell>
              <table:table-cell office:value-type="float" office:value="0.000329676">
                <text:p>0.000329676</text:p>
              </table:table-cell>
              <table:table-cell office:value-type="float" office:value="7.451381564">
                <text:p>7.451381564</text:p>
              </table:table-cell>
              <table:table-cell office:value-type="float" office:value="12.457977676">
                <text:p>12.457977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